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cm" fo:line-height="125%" fo:text-align="justify" style:justify-single-word="false" fo:text-indent="0.464cm" style:auto-text-indent="false"/>
      <style:text-properties style:font-name="Tahoma" fo:language="ru" fo:country="RU"/>
    </style:style>
    <style:style style:name="P2" style:family="paragraph" style:parent-style-name="Standard">
      <style:paragraph-properties fo:margin-left="0cm" fo:margin-right="0cm" fo:margin-top="0cm" fo:margin-bottom="0.3cm" fo:line-height="125%" fo:text-align="center" style:justify-single-word="false" fo:text-indent="0cm" style:auto-text-indent="false"/>
      <style:text-properties style:font-name="Tahoma" fo:font-size="16pt" fo:language="ru" fo:country="RU" style:font-size-asian="16pt" style:font-size-complex="16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«WeboBots»</text:p>
      <text:p text:style-name="P1">WeboBots — это веб-приложение реализующее многопользовательскую онлайн‑игру для программистов: битвы программируемых роботов.</text:p>
      <text:p text:style-name="P1">Целевой аудиторией приложения являются программисты и изучающие программирование. Игровой процесс предполагает написание программы на специальном языке программирования («прошивки» робота), управляющей вооруженным виртуальным роботом, с целью участия в дуэльных поединках против таких же роботов, управляемых программами, созданными другими игроками. 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 <text:s/></text:p>
      <text:p text:style-name="P1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 Также можно поделиться этой записью с кем угодно, предоставляя ссылку на данный матч.</text:p>
      <text:p text:style-name="P1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 Помимо борьбы за положение в общем рейтинге, игроки могут соревноваться в круговых турнирах регулярно проводимых между ограниченным числом участников. Призеры поощряются символическими наградами и некоторым количеством очков рейтинга.</text:p>
      <text:p text:style-name="P1">Веб-приложение будет развёрнуто на выделенном виртуальном сервере и будет доступно любому пользователю<text:span text:style-name="T1"> </text:span>Интерне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2-14T22:25:10</dc:date>
    <meta:editing-duration>PT01H05M28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197" meta:character-count="1608"/>
  </office:meta>
</office:document-meta>
</file>